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ato" style:font-name-asian="Lato1" style:font-name-complex="Lato1"/>
    </style:style>
    <style:style style:name="P2" style:family="paragraph" style:parent-style-name="Standard">
      <style:text-properties style:font-name="Lato" fo:font-size="14pt" style:font-name-asian="Lato1" style:font-size-asian="14pt" style:font-name-complex="Lato1" style:font-size-complex="14pt"/>
    </style:style>
    <style:style style:name="P3" style:family="paragraph" style:parent-style-name="Standard">
      <style:text-properties style:font-name="Lato" fo:font-size="14pt" officeooo:paragraph-rsid="000bd338" style:font-name-asian="Lato1" style:font-size-asian="14pt" style:font-name-complex="Lato1" style:font-size-complex="14pt"/>
    </style:style>
    <style:style style:name="P4" style:family="paragraph" style:parent-style-name="Standard">
      <style:text-properties style:font-name="Lato" fo:font-size="20pt" style:font-name-asian="Lato1" style:font-size-asian="20pt" style:font-name-complex="Lato1" style:font-size-complex="20pt"/>
    </style:style>
    <style:style style:name="P5" style:family="paragraph" style:parent-style-name="Standard">
      <style:text-properties style:font-name="Lato" fo:font-size="16pt" style:font-name-asian="Lato1" style:font-size-asian="16pt" style:font-name-complex="Lato1" style:font-size-complex="16pt"/>
    </style:style>
    <style:style style:name="P6" style:family="paragraph" style:parent-style-name="Standard">
      <style:text-properties fo:color="#ffffff" loext:opacity="100%" style:font-name="Courier New" fo:background-color="#666666" style:font-name-asian="Courier New1" style:font-name-complex="Courier New1"/>
    </style:style>
    <style:style style:name="P7" style:family="paragraph" style:parent-style-name="Standard">
      <style:text-properties fo:color="#ffffff" loext:opacity="100%" style:font-name="Courier New" fo:background-color="#434343" style:font-name-asian="Courier New1" style:font-name-complex="Courier New1"/>
    </style:style>
    <style:style style:name="P8" style:family="paragraph" style:parent-style-name="Standard">
      <style:text-properties fo:color="#ffffff" loext:opacity="100%" style:font-name="Lato" fo:background-color="#434343" style:font-name-asian="Lato1" style:font-name-complex="Lato1"/>
    </style:style>
    <style:style style:name="P9" style:family="paragraph" style:parent-style-name="Standard" style:master-page-name="Standard">
      <style:paragraph-properties style:page-number="1"/>
      <style:text-properties style:font-name="Lato" fo:font-size="20pt" style:font-name-asian="Lato1" style:font-size-asian="20pt" style:font-name-complex="Lato1" style:font-size-complex="20pt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Lato" style:font-name-asian="Lato1" style:font-name-complex="Lato1"/>
    </style:style>
    <style:style style:name="P11" style:family="paragraph" style:parent-style-name="Standard">
      <style:text-properties officeooo:paragraph-rsid="000f0de8"/>
    </style:style>
    <style:style style:name="T1" style:family="text">
      <style:text-properties style:font-name="Lato" style:font-name-asian="Lato1" style:font-name-complex="Lato1"/>
    </style:style>
    <style:style style:name="T2" style:family="text">
      <style:text-properties style:font-name="Lato" officeooo:rsid="000c0999" style:font-name-asian="Lato1" style:font-name-complex="Lato1"/>
    </style:style>
    <style:style style:name="T3" style:family="text">
      <style:text-properties style:font-name="Lato" officeooo:rsid="000dbdc7" style:font-name-asian="Lato1" style:font-name-complex="Lato1"/>
    </style:style>
    <style:style style:name="T4" style:family="text">
      <style:text-properties style:font-name="Lato" officeooo:rsid="000e7672" style:font-name-asian="Lato1" style:font-name-complex="Lato1"/>
    </style:style>
    <style:style style:name="T5" style:family="text">
      <style:text-properties style:font-name="Lato" officeooo:rsid="000f0de8" style:font-name-asian="Lato1" style:font-name-complex="Lato1"/>
    </style:style>
    <style:style style:name="T6" style:family="text">
      <style:text-properties fo:color="#1155cc" loext:opacity="100%" style:font-name="Lato" style:text-underline-style="solid" style:text-underline-width="auto" style:text-underline-color="font-color" style:font-name-asian="Lato1" style:font-name-complex="Lato1"/>
    </style:style>
    <style:style style:name="T7" style:family="text">
      <style:text-properties fo:color="#1155cc" loext:opacity="100%" style:text-underline-style="solid" style:text-underline-width="auto" style:text-underline-color="font-color"/>
    </style:style>
    <style:style style:name="T8" style:family="text">
      <style:text-properties fo:color="#1155cc" loext:opacity="100%" style:text-underline-style="solid" style:text-underline-width="auto" style:text-underline-color="font-color" officeooo:rsid="000bd338"/>
    </style:style>
    <style:style style:name="T9" style:family="text">
      <style:text-properties officeooo:rsid="000bd338"/>
    </style:style>
    <style:style style:name="T10" style:family="text">
      <style:text-properties officeooo:rsid="000c0999"/>
    </style:style>
    <style:style style:name="T11" style:family="text">
      <style:text-properties fo:color="#ffffff" loext:opacity="100%" style:font-name="Courier New" officeooo:rsid="000c0999" fo:background-color="#434343" loext:char-shading-value="0" style:font-name-asian="Courier New1" style:font-name-complex="Courier New1"/>
    </style:style>
    <style:style style:name="T12" style:family="text">
      <style:text-properties fo:color="#ffffff" loext:opacity="100%" style:font-name="Courier New" officeooo:rsid="000f0de8" fo:background-color="#434343" loext:char-shading-value="0" style:font-name-asian="Courier New1" style:font-name-complex="Courier New1"/>
    </style:style>
    <style:style style:name="T13" style:family="text">
      <style:text-properties fo:color="#ffffff" loext:opacity="100%" style:font-name="Courier New" fo:font-size="10pt" fo:font-style="normal" fo:font-weight="normal" officeooo:rsid="000c0999" fo:background-color="#434343" loext:char-shading-value="0" style:font-name-asian="Courier New1" style:font-size-asian="10pt" style:font-style-asian="normal" style:font-weight-asian="normal" style:font-name-complex="Courier New1"/>
    </style:style>
    <style:style style:name="T14" style:family="text">
      <style:text-properties fo:color="#ffffff" loext:opacity="100%" style:font-name="Courier New" fo:font-size="11pt" fo:font-style="normal" fo:font-weight="normal" officeooo:rsid="000c0999" fo:background-color="#434343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5" style:family="text">
      <style:text-properties fo:color="#ffffff" loext:opacity="100%" style:font-name="Courier New" fo:font-size="11pt" fo:font-style="normal" fo:font-weight="normal" officeooo:rsid="000e7672" fo:background-color="#434343" loext:char-shading-value="0" style:font-name-asian="Courier New1" style:font-size-asian="11pt" style:font-style-asian="normal" style:font-weight-asian="normal" style:font-name-complex="Courier New1" style:font-size-complex="11pt"/>
    </style:style>
    <style:style style:name="T16" style:family="text">
      <style:text-properties officeooo:rsid="000dbdc7"/>
    </style:style>
    <style:style style:name="T17" style:family="text">
      <style:text-properties officeooo:rsid="000e7672"/>
    </style:style>
    <style:style style:name="T1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loext:opacity="100%" style:font-name="JetBrains Mono" fo:font-size="10pt" fo:font-style="normal" fo:font-weight="normal" officeooo:rsid="000e7672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cesamiento OCR</text:p>
      <text:p text:style-name="P1"/>
      <text:p text:style-name="P1">Este proyecto está pensado para brindar herramientas de procesamiento de escaneos de documentos mecanografiados o impresos. A partir de un archivo de imagen, aplica un OCR y realiza algunas funciones de post-procesamiento para mejorar el resultado, incluyendo un corrector ortográfico.</text:p>
      <text:p text:style-name="P1"/>
      <text:p text:style-name="P4">Tesseract</text:p>
      <text:p text:style-name="P1"/>
      <text:p text:style-name="Standard"><text:span text:style-name="T1">El OCR utilizado puede encontrarse acá: </text:span><text:a xlink:type="simple" xlink:href="https://github.com/tesseract-ocr/tesserac" text:style-name="ListLabel_20_10" text:visited-style-name="ListLabel_20_10"><text:span text:style-name="T6">Tesseract-OCR</text:span></text:a></text:p>
      <text:p text:style-name="Standard"><text:span text:style-name="T1">Y un poco de documentación acá: </text:span><text:a xlink:type="simple" xlink:href="https://tesseract-ocr.github.io/tessdoc" text:style-name="ListLabel_20_10" text:visited-style-name="ListLabel_20_10"><text:span text:style-name="T6">TessDoc</text:span></text:a></text:p>
      <text:p text:style-name="P1"/>
      <text:p text:style-name="P4">Post-Procesamiento</text:p>
      <text:p text:style-name="P1"/>
      <text:p text:style-name="P1">La función postprocessing ejecuta estas acciones:</text:p>
      <text:list xml:id="list1346435819" text:style-name="WWNum1">
        <text:list-item>
          <text:p text:style-name="P10">Filtro: elimina todo caracter que no sea letra o número. Dado que este proyecto fue pensado para obtener texto plano para indexar archivos en un motor de búsqueda no interesaban los caracteres que no formaran palabras.</text:p>
        </text:list-item>
        <text:list-item>
          <text:p text:style-name="P10">Unión de palabras: une saltos de línea que contengan guiones medios o bajos con la continuación en la línea siguiente.</text:p>
        </text:list-item>
        <text:list-item>
          <text:p text:style-name="P10">Elimina basura: los escaneos suelen tener manchas que el OCR reconoce como caracteres, eliminamos algo de esa información que es inservible.</text:p>
        </text:list-item>
        <text:list-item>
          <text:p text:style-name="P10">Spellchecker: explicado a continuación.</text:p>
        </text:list-item>
      </text:list>
      <text:p text:style-name="P1"/>
      <text:p text:style-name="P5">Corrector: Jamspell</text:p>
      <text:p text:style-name="P1"/>
      <text:p text:style-name="Standard"><text:span text:style-name="T1">Se puede encontrar más información en la </text:span><text:a xlink:type="simple" xlink:href="https://github.com/bakwc/JamSpell/" text:style-name="ListLabel_20_10" text:visited-style-name="ListLabel_20_10"><text:span text:style-name="T6">web de Jamspell</text:span></text:a><text:span text:style-name="T1">.</text:span></text:p>
      <text:p text:style-name="Standard"><text:span text:style-name="T1">Es un corrector ortográfico que implementa el </text:span><text:a xlink:type="simple" xlink:href="http://norvig.com/spell-correct.html" text:style-name="ListLabel_20_10" text:visited-style-name="ListLabel_20_10"><text:span text:style-name="T6">algoritmo</text:span></text:a><text:a xlink:type="simple" xlink:href="http://norvig.com/spell-correct.html" text:style-name="ListLabel_20_10" text:visited-style-name="ListLabel_20_10"><text:span text:style-name="T6"> de </text:span></text:a><text:a xlink:type="simple" xlink:href="http://norvig.com/spell-correct.html" text:style-name="ListLabel_20_10" text:visited-style-name="ListLabel_20_10"><text:span text:style-name="T6">Norvig</text:span></text:a><text:span text:style-name="T1"> y le incorpora contexto con un modelo de N-gramas.</text:span></text:p>
      <text:p text:style-name="Standard"><text:span text:style-name="T1">Para el idioma español hizo falta entrenar el modelo. Para esto utilizamos una base de datos de dictámenes ya almacenados en documentos de texto y siguiendo los pasos en la </text:span><text:a xlink:type="simple" xlink:href="https://github.com/bakwc/JamSpell/#train" text:style-name="ListLabel_20_10" text:visited-style-name="ListLabel_20_10"><text:span text:style-name="T6">sección de entrenamiento</text:span></text:a><text:span text:style-name="T1">.</text:span></text:p>
      <text:p text:style-name="P1"/>
      <text:p text:style-name="P1">Para poder corregir palabras que el OCR quizá haya reconocido erróneamente, utilizamos un diccionario que incluye símbolos. El diccionario fue el siguiente:</text:p>
      <text:p text:style-name="P1">aábcdeéfghiíjklmnñoópqrstuúüvwxyzº—:(-_)£%;=*"”\'«/¡!¿|&gt;?+$“&amp;…»[]€&lt;0123456789</text:p>
      <text:p text:style-name="P1"/>
      <text:p text:style-name="P4">Set de pruebas</text:p>
      <text:p text:style-name="P1"/>
      <text:p text:style-name="P1">En la carpeta ‘pruebas’ se encuentran archivos de imagen y sus transcripciones correctas para poder realizar pruebas.</text:p>
      <text:p text:style-name="P1"><text:soft-page-break/></text:p>
      <text:p text:style-name="P4">Instalación y Uso</text:p>
      <text:p text:style-name="P1"/>
      <text:p text:style-name="P2">Ambiente virtual</text:p>
      <text:p text:style-name="P1"/>
      <text:p text:style-name="P1">Crear un ambiente virtual para compilar y ejecutar el comando:</text:p>
      <text:p text:style-name="P1"/>
      <text:p text:style-name="P6"><text:s text:c="4"/>$ cd &lt;CARPETA&gt;</text:p>
      <text:p text:style-name="P6"><text:s text:c="4"/>$ python -m venv .venv</text:p>
      <text:p text:style-name="P1"/>
      <text:p text:style-name="P1">Activar el ambiente virtual</text:p>
      <text:p text:style-name="P1"/>
      <text:p text:style-name="P6"><text:s text:c="4"/>$ source .venv/bin/activate</text:p>
      <text:p text:style-name="P1"/>
      <text:p text:style-name="P2">Instalar bibliotecas</text:p>
      <text:p text:style-name="P1"/>
      <text:p text:style-name="P6"><text:s text:c="4"/>$ pip install -r src/requirements.txt</text:p>
      <text:p text:style-name="P1"/>
      <text:p text:style-name="P3">Instalar Tesseract, <text:a xlink:type="simple" xlink:href="https://packages.debian.org/stretch/swig3.0" text:style-name="ListLabel_20_11" text:visited-style-name="ListLabel_20_11"><text:span text:style-name="T7">swig</text:span></text:a><text:span text:style-name="T9"> y <text:s/></text:span><text:a xlink:type="simple" xlink:href="https://jamspell.com/" text:style-name="ListLabel_20_10" text:visited-style-name="ListLabel_20_10"><text:span text:style-name="T8">JamSpell</text:span></text:a></text:p>
      <text:p text:style-name="P1"/>
      <text:p text:style-name="P6"><text:s text:c="4"/>$ sudo <text:span text:style-name="T9">sh install.sh</text:span></text:p>
      <text:p text:style-name="P2"/>
      <text:p text:style-name="P2">Uso</text:p>
      <text:p text:style-name="P11"><text:span text:style-name="T2">Para procesar las imágenes se debe correr </text:span><text:span text:style-name="T11">run.py</text:span><text:span text:style-name="T2">. Por default, el script leerá como input las que estén en </text:span><text:span text:style-name="T11">input_data/</text:span><text:span text:style-name="T2"> y la salida será en out_data. En caso de usar otros directorios, </text:span><text:span text:style-name="T3">usar los parámetros </text:span><text:span text:style-name="T11">-e</text:span><text:span text:style-name="T3"> y </text:span><text:span text:style-name="T11">-s</text:span><text:span text:style-name="T3"> respectivamente. Por ejemplo, si quiero leer imágenes desde el directorio </text:span><text:span text:style-name="T11">entrada/</text:span><text:span text:style-name="T3"> y que la salida sea en </text:span><text:span text:style-name="T11">salida/</text:span><text:span text:style-name="T3">, ejecutar </text:span><text:span text:style-name="T12">$ p</text:span><text:span text:style-name="T11">ython3 run.py -e entrada/ -s salida/</text:span><text:span text:style-name="T1">.</text:span></text:p>
      <text:p text:style-name="P11"><text:span text:style-name="T4">Adicionalmente, se puede pasar por parámetro un modelo de corrector ortográfico distinto al default (</text:span><text:span text:style-name="T14">herramientas/model_juridico.bin</text:span><text:span text:style-name="T4">) con el parámetro </text:span><text:span text:style-name="T14">--</text:span><text:span text:style-name="T15">m</text:span><text:span text:style-name="T14">odelo-corrector</text:span>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ato" fo:font-family="La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Lato" fo:font-family="Lato" style:font-family-generic="roman" style:font-pitch="variable" style:text-underline-style="solid" style:text-underline-width="auto" style:text-underline-color="font-color" style:font-name-asian="Lato1" style:font-family-asian="Lato" style:font-family-generic-asian="system" style:font-pitch-asian="variable" style:font-name-complex="Lato1" style:font-family-complex="La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font-name="Lato" fo:font-family="Lato" style:font-family-generic="roman" style:font-pitch="variable" fo:font-size="14pt" style:text-underline-style="solid" style:text-underline-width="auto" style:text-underline-color="font-color" style:font-name-asian="Lato1" style:font-family-asian="Lato" style:font-family-generic-asian="system" style:font-pitch-asian="variable" style:font-size-asian="14pt" style:font-name-complex="Lato1" style:font-family-complex="Lato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7T14:35:14.261364387</dc:date>
    <meta:editing-duration>PT43M13S</meta:editing-duration>
    <meta:editing-cycles>3</meta:editing-cycles>
    <meta:document-statistic meta:table-count="0" meta:image-count="0" meta:object-count="0" meta:page-count="2" meta:paragraph-count="33" meta:word-count="388" meta:character-count="2610" meta:non-whitespace-character-count="2240"/>
  </office:meta>
</office:document-meta>
</file>